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end"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Text_20_body">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uiec florian<text:tab/></text:span><text:tab/><text:tab/><text:tab/><text:tab/><text:tab/><text:tab/><text:span text:style-name="T2">Hennebont, le 27/01/2019</text:span></text:p>
      <text:p text:style-name="P3">12 rue de l'indépendance </text:p>
      <text:p text:style-name="P3">56700 Hennebont</text:p>
      <text:p text:style-name="P3">tel : 07-84-66-29-59</text:p>
      <text:p text:style-name="P3"><text:a xlink:type="simple" xlink:href="mailto:florian.quiec@laposte.net" text:style-name="Internet_20_link" text:visited-style-name="Visited_20_Internet_20_Link">florian.quiec@laposte.net</text:a></text:p>
      <text:p text:style-name="P3"/>
      <text:p text:style-name="P4">Ifremer</text:p>
      <text:p text:style-name="P4">Station de Sète</text:p>
      <text:p text:style-name="P7">Département Oceanographie et Dynamique des Ecosystemes</text:p>
      <text:p text:style-name="P6"><text:span text:style-name="T4"/></text:p>
      <text:p text:style-name="P6"><text:span text:style-name="T4">Candidature au poste de Technicien en écologie benthique - environnement côtier.</text:span><text:span text:style-name="T3"> </text:span></text:p>
      <text:p text:style-name="P5"/>
      <text:p text:style-name="P1">Madame, Monsieur</text:p>
      <text:p text:style-name="P1"/>
      <text:p text:style-name="P1"><text:tab/><text:tab/>Ayant pris connaissance de votre offre d'emploi via votre site et préparant actuellement la fin prochaine de mon CDD je serai honoré d'embarquer avec l'ifremer pour les mois a venir. </text:p>
      <text:p text:style-name="P1"/>
      <text:p text:style-name="P1"><text:tab/>Réellement intéressé par l'opportunité de me rapprocher de ma formation initial et du monde de la recherche océanographique le poste que vous proposez constitue véritablement une aubaine a mes yeux. J'ai pratiqué l'échantillonnage et l'identification de communauté benthique (a la drague) durant mon cursus scolaire. J'ai également participé avec efficacité a des travaux embarqué. J'aime le milieux marin et accepte les contrainte qui y sont rattaché. Mon dernier emploi m'a permis de développer mes compétence de technicien, certe, dans un domaine tout autre que la recherches scientifique. Je pense pouvoir transposer ces compétence et mes connaissance scolaire a la création et l'entretient de l'instrumentation de <text:span text:style-name="T5">votre equipe</text:span>. Cet aspect technique est a mes yeux un interet majeur du poste proposez.</text:p>
      <text:p text:style-name="P1">Les protocoles d'identifications, de mesures physico-chimiques et le traitement de données m'ont accompagné tout mon cursus scolaire et me sont familier. Je ne dispose cependant d'aucune experience en plongés scientifique mais je suis disposez a m'investir pleinement dans l'apprentissage de ce domaine (sur la base du N1 que je possède déjà).</text:p>
      <text:p text:style-name="P1"/>
      <text:p text:style-name="P1"><text:tab/>J'ai bien conscience de l'attrait exercé par l'ifremer au sein du monde de la recherche et sur les jeunes diplômés.La les avancés et travaux historique mené par l'ifremer ou le cnrs dans la recherche francaise sont a l'origine de nombreuse vocation scientifique. Les thématique écologique et environnemental attaché a ces poste sont rare dans le monde du travail et me tiennent particulièrement a cœur.</text:p>
      <text:p text:style-name="P1"/>
      <text:p text:style-name="P1"/>
      <text:p text:style-name="P1"><text:tab/>J’espère que le coté un peu atypique de mon profil et les compétences techniques que j'ai cultivés ces dernier mois pourront jouer en ma faveur.Soyez assurez de mon envie de me former au quotidien et de ma volonté d'effectuer un <text:soft-page-break/>travail de qualité a chaque insta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6T20:46:32.50</meta:creation-date>
    <dc:date>2019-01-27T21:47:36.65</dc:date>
    <meta:editing-duration>PT14H59M2S</meta:editing-duration>
    <meta:editing-cycles>2</meta:editing-cycles>
    <meta:generator>OpenOffice/4.1.5$Win32 OpenOffice.org_project/415m1$Build-9789</meta:generator>
    <meta:document-statistic meta:table-count="0" meta:image-count="0" meta:object-count="0" meta:page-count="2" meta:paragraph-count="15" meta:word-count="349" meta:character-count="2305"/>
  </office:meta>
</office:document-meta>
</file>